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8e8fc" officeooo:paragraph-rsid="0008e8fc"/>
    </style:style>
    <style:style style:name="P3" style:family="paragraph" style:parent-style-name="Standard">
      <style:text-properties fo:language="fr" fo:country="FR" officeooo:rsid="000a857a" officeooo:paragraph-rsid="000a857a"/>
    </style:style>
    <style:style style:name="P4" style:family="paragraph" style:parent-style-name="Standard">
      <style:text-properties fo:language="fr" fo:country="FR" officeooo:rsid="000ab74d" officeooo:paragraph-rsid="000ab74d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fo:language="fr" fo:country="FR" officeooo:rsid="000b95ce" officeooo:paragraph-rsid="000b95ce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/>
    </style:style>
    <style:style style:name="T3" style:family="text">
      <style:text-properties fo:language="fr" fo:country="FR" fo:font-style="italic" style:font-style-asian="italic"/>
    </style:style>
    <style:style style:name="T4" style:family="text">
      <style:text-properties fo:language="fr" fo:country="FR"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ize="10pt" fo:language="fr" fo:country="FR" fo:font-style="italic" style:font-size-asian="10pt" style:font-style-asian="italic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officeooo:rsid="000a857a"/>
    </style:style>
    <style:style style:name="T10" style:family="text">
      <style:text-properties officeooo:rsid="000ab74d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b95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n Allen</text:p>
      <text:p text:style-name="P1">FR 102</text:p>
      <text:p text:style-name="P1"/>
      <text:p text:style-name="P1">Les phrases avec SI</text:p>
      <text:p text:style-name="P1"/>
      <text:p text:style-name="P1"/>
      <text:p text:style-name="P1">A. <text:s/>Dites ce que vous <text:span text:style-name="T11">ferez</text:span> dans ces circonstances en vous servant du <text:span text:style-name="T11">PRÉSENT</text:span> et du <text:span text:style-name="T11">FUTUR</text:span>. <text:s/>Écrivez toute la phrase. <text:s/>Suivez le modèle. <text:s text:c="2"/><text:span text:style-name="T5">(le présent avec SI, le futur pour le résultat)</text:span></text:p>
      <text:p text:style-name="P1"/>
      <text:p text:style-name="P1"><text:s/><text:tab/>Modèle : <text:s/>Votre meilleur(e) ami(e) ne vous contacte pas pendant un mois.</text:p>
      <text:p text:style-name="P1"/>
      <text:p text:style-name="P1"><text:tab/><text:tab/><text:span text:style-name="T5">Si mon meilleur ami ne me </text:span><text:span text:style-name="T6">contacte</text:span><text:span text:style-name="T5"> pas pendant un mois, je </text:span><text:span text:style-name="T6">m’inquièterai </text:span><text:span text:style-name="T5">pour lui/elle.</text:span></text:p>
      <text:p text:style-name="P1"/>
      <text:p text:style-name="P1"/>
      <text:p text:style-name="P1"><text:s/>1. <text:s/>Vous n’avez pas de devoirs ce week-end.</text:p>
      <text:p text:style-name="P2">Si je n'ai pas de devoirs ce week-end, j<text:span text:style-name="T9">'</text:span>irai à la plage.</text:p>
      <text:p text:style-name="P1"/>
      <text:p text:style-name="P1"><text:s/>2. <text:s/>Votre amie organise une fête sans rien vous dire.</text:p>
      <text:p text:style-name="P2">Si mon amie organise une fête sans rien me dire, j'aimerai ma surprise.</text:p>
      <text:p text:style-name="P1"/>
      <text:p text:style-name="P1"><text:s/>3. <text:s/>Le Président des États-Unis vous écrit une lettre.</text:p>
      <text:p text:style-name="P2">Si le Président des États-Unis m'écrit une lettre, <text:span text:style-name="T9">je la vendrai sur l'Internet.</text:span></text:p>
      <text:p text:style-name="P1"/>
      <text:p text:style-name="P1"/>
      <text:p text:style-name="P1"/>
      <text:p text:style-name="P1">B. <text:s/>Dites ce que vous <text:span text:style-name="T11">feriez</text:span> dans ces circonstances en vous servant de <text:span text:style-name="T11">l’IMPARFAIT</text:span> et du <text:span text:style-name="T11">CONDITIONNEL</text:span>. <text:s/>Écrivez toute la phrase. <text:s/>Suivez le modèle. <text:s/><text:span text:style-name="T5">(l’imparfait avec SI, le conditionnel pour le résultat)</text:span><text:bookmark text:name="_GoBack"/></text:p>
      <text:p text:style-name="P1"/>
      <text:p text:style-name="P1"><text:tab/>Modèle : <text:s text:c="3"/>On vous offre un emploi très bien payé qui commence la semaine prochaine.</text:p>
      <text:p text:style-name="P1"/>
      <text:p text:style-name="P1"><text:tab/><text:span text:style-name="T5">Si on </text:span><text:span text:style-name="T6">m’offrait</text:span><text:span text:style-name="T5"> un emploi très bien payé qui </text:span><text:span text:style-name="T6">commençait</text:span><text:span text:style-name="T5"> la semaine prochaine, je lui </text:span><text:span text:style-name="T6">dirais</text:span><text:span text:style-name="T5"> « non », et je </text:span><text:span text:style-name="T6">finirais</text:span><text:span text:style-name="T5"> mes études. (ou – j’accepterais l’emploi et je quitterais l’université)</text:span></text:p>
      <text:p text:style-name="P1"><text:tab/><text:tab/><text:tab/><text:tab/><text:tab/><text:tab/><text:tab/><text:tab/><text:tab/> <text:s text:c="14"/><text:span text:style-name="T8">(would leave)</text:span></text:p>
      <text:p text:style-name="P1"/>
      <text:p text:style-name="P1">1. <text:s/>Il neige le dernier week-end de mai.</text:p>
      <text:p text:style-name="P3">Si il neigeait le dernier week-end de mai, je pleurerais.</text:p>
      <text:p text:style-name="P1"/>
      <text:p text:style-name="P1">2. <text:s/>Vos parents veulent vous rendre visite pendant les examens finals.</text:p>
      <text:p text:style-name="P3">Si mes parent<text:span text:style-name="T10">s</text:span> v<text:span text:style-name="T10">oulaient me rendre visite pendant les examens finals, je ne les accueillirais pas.</text:span></text:p>
      <text:p text:style-name="P1"/>
      <text:p text:style-name="P1">3. <text:s/>Vous avez des pouvoirs magiques.</text:p>
      <text:p text:style-name="P4">Si j'avais des pouvoirs magiques, <text:span text:style-name="T12">il ne neigerait pas le dernier week-end de ma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2pt" style:language-asian="en" style:country-asian="US" style:font-name-complex="Calibri" style:font-size-complex="11pt" style:language-complex="ar" style:country-complex="SA"/>
    </style:default-style>
    <style:default-style style:family="paragraph">
      <style:paragraph-properties fo:margin-left="0.25in" fo:margin-right="0in" fo:line-height="107%" fo:hyphenation-ladder-count="no-limit" fo:text-indent="-0.25in" style:auto-text-indent="false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fr" fo:country="FR" style:letter-kerning="true" style:font-name-asian="Droid Sans Fallback" style:font-size-asian="12pt" style:language-asian="en" style:country-asian="US" style:font-name-complex="Calib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nthia Saar</meta:initial-creator>
    <dc:creator>Jon Allen</dc:creator>
    <meta:editing-cycles>3</meta:editing-cycles>
    <meta:creation-date>2014-04-15T14:37:00</meta:creation-date>
    <dc:date>2014-04-18T17:48:20.281872817</dc:date>
    <meta:editing-duration>PT20S</meta:editing-duration>
    <meta:generator>LibreOffice/4.1.5.3$Linux_X86_64 LibreOffice_project/410m0$Build-3</meta:generator>
    <meta:printed-by>Jon Allen</meta:printed-by>
    <meta:print-date>2014-04-17T11:55:43.874269403</meta:print-date>
    <meta:document-statistic meta:table-count="0" meta:image-count="0" meta:object-count="0" meta:page-count="1" meta:paragraph-count="22" meta:word-count="278" meta:character-count="1640" meta:non-whitespace-character-count="13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